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25431" officeooo:paragraph-rsid="0002543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32988" officeooo:paragraph-rsid="0003298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48923" officeooo:paragraph-rsid="0004892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53ba8" officeooo:paragraph-rsid="00053ba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69741" officeooo:paragraph-rsid="0006974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9e2b0" officeooo:paragraph-rsid="000d59a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d59a9" officeooo:paragraph-rsid="000d59a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eb555" officeooo:paragraph-rsid="00105ea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05ea8" officeooo:paragraph-rsid="00105ea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05ea8" officeooo:paragraph-rsid="0011ace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05ea8" officeooo:paragraph-rsid="001def0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1ace5" officeooo:paragraph-rsid="0011ace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1ace5" officeooo:paragraph-rsid="0012be63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font-weight="normal" officeooo:rsid="0001b504" officeooo:paragraph-rsid="0001b504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048923" officeooo:paragraph-rsid="00048923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032988" officeooo:paragraph-rsid="00032988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032988" officeooo:paragraph-rsid="001def0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4c46e" officeooo:paragraph-rsid="0014c46e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05ea8" officeooo:paragraph-rsid="001def06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italic" fo:font-weight="normal" officeooo:rsid="000d59a9" officeooo:paragraph-rsid="000d59a9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italic" fo:font-weight="normal" officeooo:rsid="00032988" officeooo:paragraph-rsid="00032988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0pt" fo:font-style="italic" fo:font-weight="normal" officeooo:rsid="0012be63" officeooo:paragraph-rsid="0012be63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0pt" fo:font-style="italic" fo:font-weight="normal" officeooo:rsid="001580b4" officeooo:paragraph-rsid="001580b4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8pt" fo:font-weight="bold" officeooo:rsid="00025431" officeooo:paragraph-rsid="00025431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style="italic" fo:font-weight="normal" officeooo:rsid="00032988" officeooo:paragraph-rsid="001def06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italic" fo:font-weight="normal" officeooo:rsid="00032988" officeooo:paragraph-rsid="002847de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italic" fo:font-weight="normal" officeooo:rsid="0020bbfa" officeooo:paragraph-rsid="0020bbfa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italic" fo:font-weight="normal" officeooo:rsid="0020bbfa" officeooo:paragraph-rsid="00223d6d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italic" fo:font-weight="normal" officeooo:rsid="0020bbfa" officeooo:paragraph-rsid="0022ea12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0bbfa" officeooo:paragraph-rsid="0020bbfa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32988" officeooo:paragraph-rsid="002847d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0pt" fo:font-style="italic" fo:font-weight="normal" officeooo:rsid="0012be63" officeooo:paragraph-rsid="0012be63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1def06" officeooo:paragraph-rsid="001def06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style="italic" fo:font-weight="normal" officeooo:rsid="001f7efc" officeooo:paragraph-rsid="001def06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italic" fo:font-weight="normal" officeooo:rsid="0020bbfa" officeooo:paragraph-rsid="0020bbfa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bbfa" officeooo:paragraph-rsid="0020bbfa" style:font-size-asian="12pt" style:font-weight-asian="normal" style:font-size-complex="12pt" style:font-weight-complex="normal"/>
    </style:style>
    <style:style style:name="T1" style:family="text">
      <style:text-properties officeooo:rsid="00069741"/>
    </style:style>
    <style:style style:name="T2" style:family="text">
      <style:text-properties officeooo:rsid="000d59a9"/>
    </style:style>
    <style:style style:name="T3" style:family="text">
      <style:text-properties officeooo:rsid="000dc7ab"/>
    </style:style>
    <style:style style:name="T4" style:family="text">
      <style:text-properties officeooo:rsid="000eff90"/>
    </style:style>
    <style:style style:name="T5" style:family="text">
      <style:text-properties officeooo:rsid="0012be63"/>
    </style:style>
    <style:style style:name="T6" style:family="text">
      <style:text-properties officeooo:rsid="001580b4"/>
    </style:style>
    <style:style style:name="T7" style:family="text">
      <style:text-properties officeooo:rsid="001def06"/>
    </style:style>
    <style:style style:name="T8" style:family="text">
      <style:text-properties officeooo:rsid="001f7ef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f7efc" style:font-style-asian="italic" style:font-style-complex="italic"/>
    </style:style>
    <style:style style:name="T11" style:family="text">
      <style:text-properties officeooo:rsid="00223d6d"/>
    </style:style>
    <style:style style:name="T12" style:family="text">
      <style:text-properties officeooo:rsid="00287f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Olden Benchmarks Suite</text:p>
      <text:p text:style-name="P24"><text:span text:style-name="T12">Bisort</text:span></text:p>
      <text:p text:style-name="P18">Benchmark</text:p>
      <text:p text:style-name="P4"/>
      <text:p text:style-name="P4"><text:span text:style-name="T12">Bitonic sorting algorithm implementation</text:span></text:p>
      <text:p text:style-name="P1"/>
      <text:p text:style-name="P15">Computational method</text:p>
      <text:p text:style-name="P7"/>
      <text:p text:style-name="P7">The ring is mapped onto a grid of elements by painting all the grid elements inside the ring (r &lt; x*x+y*y &lt; R) as black and all grid elements outside of it as white. <text:span text:style-name="T3">Then the grid is being traversed in two different (implementation dependant) ways and detects all flips of color (black to white and vise versa)</text:span></text:p>
      <text:p text:style-name="P7"><text:s text:c="2"/></text:p>
      <text:p text:style-name="P16">Implementation details</text:p>
      <text:p text:style-name="P3"/>
      <text:p text:style-name="P3"><text:span text:style-name="T1">1) Tree</text:span>-<text:span text:style-name="T2">based bitonic merge implementation</text:span></text:p>
      <text:p text:style-name="P2"/>
      <text:p text:style-name="P21">perimeter.cpp</text:p>
      <text:p text:style-name="P21">perimeter.h</text:p>
      <text:p text:style-name="P2"/>
      <text:p text:style-name="P5">A bit tricky to understand </text:p>
      <text:p text:style-name="P2"/>
      <text:p text:style-name="P2"/>
      <text:p text:style-name="P6"><text:tab/>2) <text:span text:style-name="T2">Array-based implementation (std::vector&lt;&gt;).</text:span></text:p>
      <text:p text:style-name="P6"/>
      <text:p text:style-name="P20"><text:tab/>image.h</text:p>
      <text:p text:style-name="P20"><text:tab/>image.cpp</text:p>
      <text:p text:style-name="P7"/>
      <text:p text:style-name="P10"><text:tab/>In this case perimeter computation is done in <text:tab/>several steps:</text:p>
      <text:p text:style-name="P12"/>
      <text:p text:style-name="P13">1. Build the grid of surface elements. <text:span text:style-name="T5">Surface elements are squares GridElement. Grid is a vector of GridElements. The elements of the grid are mapped onto the vector linearly row by row starting from </text:span></text:p>
      <text:p text:style-name="P13"/>
      <text:p text:style-name="P22">Point {</text:p>
      <text:p text:style-name="P22"><text:tab/>int x;</text:p>
      <text:p text:style-name="P22"><text:tab/>int y;</text:p>
      <text:p text:style-name="P22">}</text:p>
      <text:p text:style-name="P22"/>
      <text:p text:style-name="P22">GridElement {</text:p>
      <text:p text:style-name="P22"><text:tab/>Point center;</text:p>
      <text:p text:style-name="P22"><text:tab/>Point nw, ne, sw, se;</text:p>
      <text:p text:style-name="P22"><text:tab/>double elementSize;</text:p>
      <text:p text:style-name="P22"><text:tab/>ElementColor color; </text:p>
      <text:p text:style-name="P22">}</text:p>
      <text:p text:style-name="P22"/>
      <text:p text:style-name="P23">Grid {</text:p>
      <text:p text:style-name="P23"><text:tab/>std::vector&lt;GridElement&gt;</text:p>
      <text:p text:style-name="P23">}</text:p>
      <text:p text:style-name="P12"/>
      <text:p text:style-name="P12">2. Map Ring image onto a grid by painting it<text:span text:style-name="T6">s GridElements in </text:span>black and white.</text:p>
      <text:p text:style-name="P12"/>
      <text:p text:style-name="P12">3. Iterate over std::vector&lt;GridElement&gt; <text:span text:style-name="T6">linearly. </text:span><text:s/></text:p>
      <text:p text:style-name="P9"><text:soft-page-break/></text:p>
      <text:p text:style-name="P9"/>
      <text:p text:style-name="P9">The surface of </text:p>
      <text:p text:style-name="P9"/>
      <text:p text:style-name="P9"/>
      <text:p text:style-name="P9"/>
      <text:p text:style-name="P8">The Grid class contains std::vector&lt;GridElement&gt;. </text:p>
      <text:p text:style-name="P8"/>
      <text:p text:style-name="P8"/>
      <text:p text:style-name="P8"><text:span text:style-name="T4">Every GridElement is a square centered around center point and knows its size as well consists of <text:s/></text:span><text:s/></text:p>
      <text:p text:style-name="P7"/>
      <text:p text:style-name="P7"/>
      <text:p text:style-name="P33">Feasibility results</text:p>
      <text:p text:style-name="P17"/>
      <text:p text:style-name="P11"><text:span text:style-name="T7">Surprisingly, quad-tree-based implementation works faster than vector-based one. Probably this result is explained by the number of elements an algorithm is required to process. While an array-based grid consist of 4096*4096 GridElemets elements, quad-tree-based grid markup consists of only 18424 differently sized elements. <text:s/></text:span><text:s/></text:p>
      <text:p text:style-name="P19"/>
      <text:p text:style-name="P30">Compiled with OpenMP</text:p>
      <text:p text:style-name="P34"/>
      <text:p text:style-name="P31"><text:span text:style-name="T10">q</text:span><text:span text:style-name="T9">uad </text:span><text:span text:style-name="T10">t</text:span><text:span text:style-name="T9">ree </text:span><text:span text:style-name="T10">b</text:span><text:span text:style-name="T9">uild time: 0.006566, 0.001954, 0.006394 seconds</text:span></text:p>
      <text:p text:style-name="P26">quad tree perimeter comp time: 0.00726, 0.002726, 0.009569 seconds</text:p>
      <text:p text:style-name="P26">quad tree total time: 0.013826, 0.00468, 0.015964 seconds</text:p>
      <text:p text:style-name="P25"/>
      <text:p text:style-name="P26">comp grid image mapping time: 0.14743, 0.144366, 0.147884 seconds</text:p>
      <text:p text:style-name="P26"><text:span text:style-name="T8">comp</text:span> grid perimeter comp time: 0.072108, 0.065267, 0.070578 seconds</text:p>
      <text:p text:style-name="P26"><text:span text:style-name="T8">comp </text:span>grid total time: 0.219538, 0.209634, 0.218463 seconds</text:p>
      <text:p text:style-name="P25"/>
      <text:p text:style-name="P30">Compiled without OpenMP</text:p>
      <text:p text:style-name="P30"/>
      <text:p text:style-name="P28">quad tree build time: 0.002287, 0.002172, 0.003029 seconds</text:p>
      <text:p text:style-name="P28">quad tree perimeter comp time: 0.002671, 0.002658, 0.002713 seconds</text:p>
      <text:p text:style-name="P28">quad tree total time: 0.004959, 0.004831, 0.005743 seconds</text:p>
      <text:p text:style-name="P27"/>
      <text:p text:style-name="P29">comp grid image mapping time: 0.498745, 0.500027, 0.499099 seconds</text:p>
      <text:p text:style-name="P29"><text:span text:style-name="T11">comp </text:span>grid perimeter comp time: 0.144013, 0.14257, 0.15443 seconds</text:p>
      <text:p text:style-name="P29">array grid total time: 0.642758, 0.642598, 0.65353 seconds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4:20:39.342885420</meta:creation-date>
    <dc:date>2019-11-11T16:45:57.088139740</dc:date>
    <meta:editing-duration>PT3H47M28S</meta:editing-duration>
    <meta:editing-cycles>14</meta:editing-cycles>
    <meta:generator>LibreOffice/6.1.4.2$Linux_X86_64 LibreOffice_project/10$Build-2</meta:generator>
    <meta:document-statistic meta:table-count="0" meta:image-count="0" meta:object-count="0" meta:page-count="2" meta:paragraph-count="51" meta:word-count="356" meta:character-count="2425" meta:non-whitespace-character-count="2092"/>
  </office:meta>
</office:document-meta>
</file>